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000000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objectwithoutfill">
      <style:graphic-properties svg:stroke-color="#000000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width="5.08cm" svg:stroke-color="#000000" draw:marker-start-width="7.823cm" draw:marker-end-width="7.823cm" draw:textarea-horizontal-align="justify" draw:textarea-vertical-align="middle" draw:auto-grow-height="false" fo:min-height="40.39cm" fo:min-width="40.14cm" fo:padding-top="1.395cm" fo:padding-bottom="1.395cm" fo:padding-left="1.52cm" fo:padding-right="1.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2.54cm" svg:x2="16.51cm" svg:y2="16.51cm">
          <text:p/>
        </draw:line>
        <draw:line draw:style-name="gr1" draw:text-style-name="P1" draw:layer="layout" svg:x1="0cm" svg:y1="1.27cm" svg:x2="15.24cm" svg:y2="1.27cm">
          <text:p/>
        </draw:line>
        <draw:line draw:style-name="gr2" draw:text-style-name="P2" draw:layer="layout" svg:x1="1.27cm" svg:y1="15.24cm" svg:x2="1.27cm" svg:y2="0cm">
          <text:p/>
        </draw:line>
        <draw:line draw:style-name="gr3" draw:text-style-name="P1" draw:layer="layout" svg:x1="77.47cm" svg:y1="78.74cm" svg:x2="77.47cm" svg:y2="63.5cm">
          <text:p/>
        </draw:line>
        <draw:custom-shape draw:style-name="gr4" draw:text-style-name="P2" draw:layer="layout" svg:width="43.18cm" svg:height="43.18cm" svg:x="17.78cm" svg:y="1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3.5cm" svg:y1="77.47cm" svg:x2="78.74cm" svg:y2="77.47cm">
          <text:p/>
        </draw:line>
        <draw:line draw:style-name="gr1" draw:text-style-name="P1" draw:layer="layout" svg:x1="62.23cm" svg:y1="62.23cm" svg:x2="77.47cm" svg:y2="77.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9:27:32.668973470</dc:date>
    <meta:editing-duration>PT1H2M50S</meta:editing-duration>
    <meta:editing-cycles>16</meta:editing-cycles>
    <meta:generator>LibreOffice/6.0.5.2$MacOSX_X86_64 LibreOffice_project/54c8cbb85f300ac59db32fe8a675ff7683cd5a16</meta:generator>
    <meta:document-statistic meta:object-count="7"/>
  </office:meta>
</office:document-meta>
</file>